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хорды+касательные_5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ε</text:p>
          </table:table-cell>
          <table:table-cell table:number-columns-repeated="3"/>
        </table:table-row>
        <table:table-row table:style-name="ro1">
          <table:table-cell table:style-name="ce1" office:value-type="float" office:value="-2" calcext:value-type="float">
            <text:p>-2.000</text:p>
          </table:table-cell>
          <table:table-cell table:style-name="ce1" office:value-type="float" office:value="-1" calcext:value-type="float">
            <text:p>-1.000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(a)</text:p>
          </table:table-cell>
          <table:table-cell office:value-type="string" calcext:value-type="string">
            <text:p>y(b)</text:p>
          </table:table-cell>
          <table:table-cell office:value-type="string" calcext:value-type="string">
            <text:p>y’(a)</text:p>
          </table:table-cell>
          <table:table-cell office:value-type="string" calcext:value-type="string">
            <text:p>оценка погрешности</text:p>
          </table:table-cell>
        </table:table-row>
        <table:table-row table:style-name="ro1">
          <table:table-cell table:style-name="ce1" table:formula="of:=[.A4]" office:value-type="float" office:value="-2" calcext:value-type="float">
            <text:p>-2.000</text:p>
          </table:table-cell>
          <table:table-cell table:style-name="ce1" table:formula="of:=[.B4]" office:value-type="float" office:value="-1" calcext:value-type="float">
            <text:p>-1.000</text:p>
          </table:table-cell>
          <table:table-cell table:style-name="ce1" table:formula="of:=[.A8]^2-SQRT([.A8]+4)" office:value-type="float" office:value="2.58578643762691" calcext:value-type="float">
            <text:p>2.586</text:p>
          </table:table-cell>
          <table:table-cell table:style-name="ce1" table:formula="of:=[.B8]^2-SQRT([.B8]+4)" office:value-type="float" office:value="-0.732050807568877" calcext:value-type="float">
            <text:p>-0.732</text:p>
          </table:table-cell>
          <table:table-cell table:style-name="ce1" table:formula="of:=2*[.A8]-(1/(2*SQRT([.A8]+4)))" office:value-type="float" office:value="-4.35355339059327" calcext:value-type="float">
            <text:p>-4.354</text:p>
          </table:table-cell>
          <table:table-cell table:style-name="ce1" table:formula="of:=IF(ABS([.A8]-[.B8])&lt;[.C4];COM.MICROSOFT.CONCAT(&quot;Корень=&quot;; ([.A8]+[.B8])/2); [.A8]-[.B8])" office:value-type="float" office:value="-1" calcext:value-type="float">
            <text:p>-1.000</text:p>
          </table:table-cell>
        </table:table-row>
        <table:table-row table:style-name="ro1">
          <table:table-cell table:style-name="ce1" table:formula="of:=[.A8]-([.C8]/[.E8])" office:value-type="float" office:value="-1.40605151570806" calcext:value-type="float">
            <text:p>-1.406</text:p>
          </table:table-cell>
          <table:table-cell table:style-name="ce1" table:formula="of:=(([.B8]*[.C8]-[.A8]*[.D8])/([.C8]-[.D8]))" office:value-type="float" office:value="-1.22064096381728" calcext:value-type="float">
            <text:p>-1.221</text:p>
          </table:table-cell>
          <table:table-cell table:style-name="ce1" table:formula="of:=[.A9]^2-SQRT([.A9]+4)" office:value-type="float" office:value="0.366406903688119" calcext:value-type="float">
            <text:p>0.366</text:p>
          </table:table-cell>
          <table:table-cell table:style-name="ce1" table:formula="of:=[.B9]^2-SQRT([.B9]+4)" office:value-type="float" office:value="-0.177176614148361" calcext:value-type="float">
            <text:p>-0.177</text:p>
          </table:table-cell>
          <table:table-cell table:style-name="ce1" table:formula="of:=2*[.A9]-(1/(2*SQRT([.A9]+4)))" office:value-type="float" office:value="-3.12255136354182" calcext:value-type="float">
            <text:p>-3.123</text:p>
          </table:table-cell>
          <table:table-cell table:style-name="ce1" table:formula="of:=IF(ABS([.A9]-[.B9])&lt;[.C5];COM.MICROSOFT.CONCAT(&quot;Корень=&quot;; ([.A9]+[.B9])/2); [.A9]-[.B9])" office:value-type="float" office:value="-0.185410551890778" calcext:value-type="float">
            <text:p>-0.185</text:p>
          </table:table-cell>
        </table:table-row>
        <table:table-row table:style-name="ro1">
          <table:table-cell table:style-name="ce1" table:formula="of:=[.A9]-([.C9]/[.E9])" office:value-type="float" office:value="-1.28870936147925" calcext:value-type="float">
            <text:p>-1.289</text:p>
          </table:table-cell>
          <table:table-cell table:style-name="ce1" table:formula="of:=(([.B9]*[.C9]-[.A9]*[.D9])/([.C9]-[.D9]))" office:value-type="float" office:value="-1.28107402098968" calcext:value-type="float">
            <text:p>-1.281</text:p>
          </table:table-cell>
          <table:table-cell table:style-name="ce1" table:formula="of:=[.A10]^2-SQRT([.A10]+4)" office:value-type="float" office:value="0.0141720981769911" calcext:value-type="float">
            <text:p>0.014</text:p>
          </table:table-cell>
          <table:table-cell table:style-name="ce1" table:formula="of:=[.B10]^2-SQRT([.B10]+4)" office:value-type="float" office:value="-0.00776596040330535" calcext:value-type="float">
            <text:p>-0.008</text:p>
          </table:table-cell>
          <table:table-cell table:style-name="ce1" table:formula="of:=2*[.A10]-(1/(2*SQRT([.A10]+4)))" office:value-type="float" office:value="-2.88107479302216" calcext:value-type="float">
            <text:p>-2.881</text:p>
          </table:table-cell>
          <table:table-cell table:style-name="ce1" table:formula="of:=IF(ABS([.A10]-[.B10])&lt;[.C6];COM.MICROSOFT.CONCAT(&quot;Корень=&quot;; ([.A10]+[.B10])/2); [.A10]-[.B10])" office:value-type="float" office:value="-0.00763534048956216" calcext:value-type="float">
            <text:p>-0.008</text:p>
          </table:table-cell>
        </table:table-row>
        <table:table-row table:style-name="ro1">
          <table:table-cell table:style-name="ce1" table:formula="of:=[.A10]-([.C10]/[.E10])" office:value-type="float" office:value="-1.28379032980006" calcext:value-type="float">
            <text:p>-1.284</text:p>
          </table:table-cell>
          <table:table-cell table:style-name="ce1" table:formula="of:=(([.B10]*[.C10]-[.A10]*[.D10])/([.C10]-[.D10]))" office:value-type="float" office:value="-1.28377689242613" calcext:value-type="float">
            <text:p>-1.284</text:p>
          </table:table-cell>
          <table:table-cell table:style-name="ce1" table:formula="of:=[.A11]^2-SQRT([.A11]+4)" office:value-type="float" office:value="0.0000248737522878795" calcext:value-type="float">
            <text:p>0.000</text:p>
          </table:table-cell>
          <table:table-cell table:style-name="ce1" table:formula="of:=[.B11]^2-SQRT([.B11]+4)" office:value-type="float" office:value="-0.0000137042472792004" calcext:value-type="float">
            <text:p>0.000</text:p>
          </table:table-cell>
          <table:table-cell table:style-name="ce1" table:formula="of:=2*[.A11]-(1/(2*SQRT([.A11]+4)))" office:value-type="float" office:value="-2.87096164583571" calcext:value-type="float">
            <text:p>-2.871</text:p>
          </table:table-cell>
          <table:table-cell table:style-name="ce1" table:formula="of:=IF(ABS([.A11]-[.B11])&lt;[.C7];COM.MICROSOFT.CONCAT(&quot;Корень=&quot;; ([.A11]+[.B11])/2); [.A11]-[.B11])" office:value-type="string" office:string-value="Корень=-1.28378361111309" calcext:value-type="string">
            <text:p>Корень=-1.28378361111309</text:p>
          </table:table-cell>
        </table:table-row>
        <table:table-row table:style-name="ro1">
          <table:table-cell/>
          <table:table-cell table:style-name="ce1"/>
          <table:table-cell table:number-columns-repeated="4"/>
        </table:table-row>
      </table:table>
      <table:table table:name="другой промежуток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ε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2" calcext:value-type="float">
            <text:p>2.000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(a)</text:p>
          </table:table-cell>
          <table:table-cell office:value-type="string" calcext:value-type="string">
            <text:p>y(b)</text:p>
          </table:table-cell>
          <table:table-cell office:value-type="string" calcext:value-type="string">
            <text:p>y’(a)</text:p>
          </table:table-cell>
          <table:table-cell office:value-type="string" calcext:value-type="string">
            <text:p>оценка погрешности</text:p>
          </table:table-cell>
        </table:table-row>
        <table:table-row table:style-name="ro1">
          <table:table-cell table:style-name="ce1" table:formula="of:=[.A4]" office:value-type="float" office:value="1" calcext:value-type="float">
            <text:p>1.000</text:p>
          </table:table-cell>
          <table:table-cell table:style-name="ce1" table:formula="of:=[.B4]" office:value-type="float" office:value="2" calcext:value-type="float">
            <text:p>2.000</text:p>
          </table:table-cell>
          <table:table-cell table:style-name="ce1" table:formula="of:=[.A8]^2-SQRT([.A8]+4)" office:value-type="float" office:value="-1.23606797749979" calcext:value-type="float">
            <text:p>-1.236</text:p>
          </table:table-cell>
          <table:table-cell table:style-name="ce1" table:formula="of:=[.B8]^2-SQRT([.B8]+4)" office:value-type="float" office:value="1.55051025721682" calcext:value-type="float">
            <text:p>1.551</text:p>
          </table:table-cell>
          <table:table-cell table:style-name="ce1" table:formula="of:=2*[.A8]-(1/(2*SQRT([.A8]+4)))" office:value-type="float" office:value="1.77639320225002" calcext:value-type="float">
            <text:p>1.776</text:p>
          </table:table-cell>
          <table:table-cell table:style-name="ce1" table:formula="of:=IF(ABS([.A8]-[.B8])&lt;[.C4];COM.MICROSOFT.CONCAT(&quot;Корень=&quot;; ([.A8]+[.B8])/2); [.A8]-[.B8])" office:value-type="float" office:value="-1" calcext:value-type="float">
            <text:p>-1.000</text:p>
          </table:table-cell>
        </table:table-row>
        <table:table-row table:style-name="ro1">
          <table:table-cell table:style-name="ce1" table:formula="of:=[.A8]-([.C8]/[.E8])" office:value-type="float" office:value="1.6958301663923" calcext:value-type="float">
            <text:p>1.696</text:p>
          </table:table-cell>
          <table:table-cell table:style-name="ce1" table:formula="of:=(([.B8]*[.C8]-[.A8]*[.D8])/([.C8]-[.D8]))" office:value-type="float" office:value="1.44357914021585" calcext:value-type="float">
            <text:p>1.444</text:p>
          </table:table-cell>
          <table:table-cell table:style-name="ce1" table:formula="of:=[.A9]^2-SQRT([.A9]+4)" office:value-type="float" office:value="0.489246111304814" calcext:value-type="float">
            <text:p>0.489</text:p>
          </table:table-cell>
          <table:table-cell table:style-name="ce1" table:formula="of:=[.B9]^2-SQRT([.B9]+4)" office:value-type="float" office:value="-0.24922716956427" calcext:value-type="float">
            <text:p>-0.249</text:p>
          </table:table-cell>
          <table:table-cell table:style-name="ce1" table:formula="of:=2*[.A9]-(1/(2*SQRT([.A9]+4)))" office:value-type="float" office:value="3.1821567334653" calcext:value-type="float">
            <text:p>3.182</text:p>
          </table:table-cell>
          <table:table-cell table:style-name="ce1" table:formula="of:=IF(ABS([.A9]-[.B9])&lt;[.C5];COM.MICROSOFT.CONCAT(&quot;Корень=&quot;; ([.A9]+[.B9])/2); [.A9]-[.B9])" office:value-type="float" office:value="0.252251026176456" calcext:value-type="float">
            <text:p>0.252</text:p>
          </table:table-cell>
        </table:table-row>
        <table:table-row table:style-name="ro1">
          <table:table-cell table:style-name="ce1" table:formula="of:=[.A9]-([.C9]/[.E9])" office:value-type="float" office:value="1.54208346178796" calcext:value-type="float">
            <text:p>1.542</text:p>
          </table:table-cell>
          <table:table-cell table:style-name="ce1" table:formula="of:=(([.B9]*[.C9]-[.A9]*[.D9])/([.C9]-[.D9]))" office:value-type="float" office:value="1.52871127823938" calcext:value-type="float">
            <text:p>1.529</text:p>
          </table:table-cell>
          <table:table-cell table:style-name="ce1" table:formula="of:=[.A10]^2-SQRT([.A10]+4)" office:value-type="float" office:value="0.0238583964893531" calcext:value-type="float">
            <text:p>0.024</text:p>
          </table:table-cell>
          <table:table-cell table:style-name="ce1" table:formula="of:=[.B10]^2-SQRT([.B10]+4)" office:value-type="float" office:value="-0.0143630049603569" calcext:value-type="float">
            <text:p>-0.014</text:p>
          </table:table-cell>
          <table:table-cell table:style-name="ce1" table:formula="of:=2*[.A10]-(1/(2*SQRT([.A10]+4)))" office:value-type="float" office:value="2.87177721284148" calcext:value-type="float">
            <text:p>2.872</text:p>
          </table:table-cell>
          <table:table-cell table:style-name="ce1" table:formula="of:=IF(ABS([.A10]-[.B10])&lt;[.C6];COM.MICROSOFT.CONCAT(&quot;Корень=&quot;; ([.A10]+[.B10])/2); [.A10]-[.B10])" office:value-type="float" office:value="0.0133721835485756" calcext:value-type="float">
            <text:p>0.013</text:p>
          </table:table-cell>
        </table:table-row>
        <table:table-row table:style-name="ro1">
          <table:table-cell table:style-name="ce1" table:formula="of:=[.A10]-([.C10]/[.E10])" office:value-type="float" office:value="1.53377557621011" calcext:value-type="float">
            <text:p>1.534</text:p>
          </table:table-cell>
          <table:table-cell table:style-name="ce1" table:formula="of:=(([.B10]*[.C10]-[.A10]*[.D10])/([.C10]-[.D10]))" office:value-type="float" office:value="1.53373633570337" calcext:value-type="float">
            <text:p>1.534</text:p>
          </table:table-cell>
          <table:table-cell table:style-name="ce1" table:formula="of:=[.A11]^2-SQRT([.A11]+4)" office:value-type="float" office:value="0.0000696827328603433" calcext:value-type="float">
            <text:p>0.000</text:p>
          </table:table-cell>
          <table:table-cell table:style-name="ce1" table:formula="of:=[.B11]^2-SQRT([.B11]+4)" office:value-type="float" office:value="-0.0000423474405311097" calcext:value-type="float">
            <text:p>0.000</text:p>
          </table:table-cell>
          <table:table-cell table:style-name="ce1" table:formula="of:=2*[.A11]-(1/(2*SQRT([.A11]+4)))" office:value-type="float" office:value="2.85500207059996" calcext:value-type="float">
            <text:p>2.855</text:p>
          </table:table-cell>
          <table:table-cell table:style-name="ce1" table:formula="of:=IF(ABS([.A11]-[.B11])&lt;[.C7];COM.MICROSOFT.CONCAT(&quot;Корень=&quot;; ([.A11]+[.B11])/2); [.A11]-[.B11])" office:value-type="string" office:string-value="Корень=1.53375595595674" calcext:value-type="string">
            <text:p>Корень=1.53375595595674</text:p>
          </table:table-cell>
        </table:table-row>
      </table:table>
      <table:table table:name="6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ε</text:p>
          </table:table-cell>
          <table:table-cell table:number-columns-repeated="3"/>
        </table:table-row>
        <table:table-row table:style-name="ro1">
          <table:table-cell table:style-name="ce1" office:value-type="float" office:value="-2" calcext:value-type="float">
            <text:p>-2.000</text:p>
          </table:table-cell>
          <table:table-cell table:style-name="ce1" office:value-type="float" office:value="-1" calcext:value-type="float">
            <text:p>-1.000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(a)</text:p>
          </table:table-cell>
          <table:table-cell office:value-type="string" calcext:value-type="string">
            <text:p>y(b)</text:p>
          </table:table-cell>
          <table:table-cell office:value-type="string" calcext:value-type="string">
            <text:p>y’(a)</text:p>
          </table:table-cell>
          <table:table-cell office:value-type="string" calcext:value-type="string">
            <text:p>оценка погрешности</text:p>
          </table:table-cell>
        </table:table-row>
        <table:table-row table:style-name="ro1">
          <table:table-cell table:style-name="ce1" table:formula="of:=[.A4]" office:value-type="float" office:value="-2" calcext:value-type="float">
            <text:p>-2.000</text:p>
          </table:table-cell>
          <table:table-cell table:style-name="ce1" table:formula="of:=[.B4]" office:value-type="float" office:value="-1" calcext:value-type="float">
            <text:p>-1.000</text:p>
          </table:table-cell>
          <table:table-cell table:style-name="ce1" table:formula="of:=([.A8]+1)^2-1/2*(EXP(1)^(-[.A8]))" office:value-type="float" office:value="-2.69452804946532" calcext:value-type="float">
            <text:p>-2.695</text:p>
          </table:table-cell>
          <table:table-cell table:style-name="ce1" table:formula="of:=([.B8]+1)^2-1/2*(EXP(1)^(-[.B8]))" office:value-type="float" office:value="-1.35914091422952" calcext:value-type="float">
            <text:p>-1.359</text:p>
          </table:table-cell>
          <table:table-cell table:style-name="ce1" table:formula="of:=2*[.A8]+2+1/2*EXP(1)^(-[.A8])" office:value-type="float" office:value="1.69452804946532" calcext:value-type="float">
            <text:p>1.695</text:p>
          </table:table-cell>
          <table:table-cell table:style-name="ce1" table:formula="of:=IF(ABS([.A8]-[.B8])&lt;[.C4];COM.MICROSOFT.CONCAT(&quot;Корень=&quot;; ([.A8]+[.B8])/2); [.A8]-[.B8])" office:value-type="float" office:value="-1" calcext:value-type="float">
            <text:p>-1.000</text:p>
          </table:table-cell>
        </table:table-row>
        <table:table-row table:style-name="ro1">
          <table:table-cell table:style-name="ce1" table:formula="of:=[.A8]-([.C8]/[.E8])" office:value-type="float" office:value="-0.409865183219876" calcext:value-type="float">
            <text:p>-0.410</text:p>
          </table:table-cell>
          <table:table-cell table:style-name="ce1" table:formula="of:=(([.B8]*[.C8]-[.A8]*[.D8])/([.C8]-[.D8]))" office:value-type="float" office:value="0.0177879345748871" calcext:value-type="float">
            <text:p>0.018</text:p>
          </table:table-cell>
          <table:table-cell table:style-name="ce1" table:formula="of:=([.A9]+1)^2-1/2*(EXP(1)^(-[.A9]))" office:value-type="float" office:value="-0.405048225265813" calcext:value-type="float">
            <text:p>-0.405</text:p>
          </table:table-cell>
          <table:table-cell table:style-name="ce1" table:formula="of:=([.B9]+1)^2-1/2*(EXP(1)^(-[.B9]))" office:value-type="float" office:value="0.544707611345482" calcext:value-type="float">
            <text:p>0.545</text:p>
          </table:table-cell>
          <table:table-cell table:style-name="ce1" table:formula="of:=2*[.A9]+2+1/2*EXP(1)^(-[.A9])" office:value-type="float" office:value="1.93357696080217" calcext:value-type="float">
            <text:p>1.934</text:p>
          </table:table-cell>
          <table:table-cell table:style-name="ce1" table:formula="of:=IF(ABS([.A9]-[.B9])&lt;[.C5];COM.MICROSOFT.CONCAT(&quot;Корень=&quot;; ([.A9]+[.B9])/2); [.A9]-[.B9])" office:value-type="float" office:value="-0.427653117794763" calcext:value-type="float">
            <text:p>-0.428</text:p>
          </table:table-cell>
        </table:table-row>
        <table:table-row table:style-name="ro1">
          <table:table-cell table:style-name="ce1" table:formula="of:=[.A9]-([.C9]/[.E9])" office:value-type="float" office:value="-0.200383878116937" calcext:value-type="float">
            <text:p>-0.200</text:p>
          </table:table-cell>
          <table:table-cell table:style-name="ce1" table:formula="of:=(([.B9]*[.C9]-[.A9]*[.D9])/([.C9]-[.D9]))" office:value-type="float" office:value="-0.227481322321263" calcext:value-type="float">
            <text:p>-0.227</text:p>
          </table:table-cell>
          <table:table-cell table:style-name="ce1" table:formula="of:=([.A10]+1)^2-1/2*(EXP(1)^(-[.A10]))" office:value-type="float" office:value="0.028450083396841" calcext:value-type="float">
            <text:p>0.028</text:p>
          </table:table-cell>
          <table:table-cell table:style-name="ce1" table:formula="of:=([.B10]+1)^2-1/2*(EXP(1)^(-[.B10]))" office:value-type="float" office:value="-0.030931888108688" calcext:value-type="float">
            <text:p>-0.031</text:p>
          </table:table-cell>
          <table:table-cell table:style-name="ce1" table:formula="of:=2*[.A10]+2+1/2*EXP(1)^(-[.A10])" office:value-type="float" office:value="2.21016810274459" calcext:value-type="float">
            <text:p>2.210</text:p>
          </table:table-cell>
          <table:table-cell table:style-name="ce1" table:formula="of:=IF(ABS([.A10]-[.B10])&lt;[.C6];COM.MICROSOFT.CONCAT(&quot;Корень=&quot;; ([.A10]+[.B10])/2); [.A10]-[.B10])" office:value-type="float" office:value="0.0270974442043256" calcext:value-type="float">
            <text:p>0.027</text:p>
          </table:table-cell>
        </table:table-row>
        <table:table-row table:style-name="ro1">
          <table:table-cell table:style-name="ce1" table:formula="of:=[.A10]-([.C10]/[.E10])" office:value-type="float" office:value="-0.21325623988956" calcext:value-type="float">
            <text:p>-0.213</text:p>
          </table:table-cell>
          <table:table-cell table:style-name="ce1" table:formula="of:=(([.B10]*[.C10]-[.A10]*[.D10])/([.C10]-[.D10]))" office:value-type="float" office:value="-0.213366346160837" calcext:value-type="float">
            <text:p>-0.213</text:p>
          </table:table-cell>
          <table:table-cell table:style-name="ce1" table:formula="of:=([.A11]+1)^2-1/2*(EXP(1)^(-[.A11]))" office:value-type="float" office:value="0.000114864484665689" calcext:value-type="float">
            <text:p>0.000</text:p>
          </table:table-cell>
          <table:table-cell table:style-name="ce1" table:formula="of:=([.B11]+1)^2-1/2*(EXP(1)^(-[.B11]))" office:value-type="float" office:value="-0.000126517349946287" calcext:value-type="float">
            <text:p>0.000</text:p>
          </table:table-cell>
          <table:table-cell table:style-name="ce1" table:formula="of:=2*[.A11]+2+1/2*EXP(1)^(-[.A11])" office:value-type="float" office:value="2.19233839980893" calcext:value-type="float">
            <text:p>2.192</text:p>
          </table:table-cell>
          <table:table-cell table:style-name="ce1" table:formula="of:=IF(ABS([.A11]-[.B11])&lt;[.C7];COM.MICROSOFT.CONCAT(&quot;Корень=&quot;; ([.A11]+[.B11])/2); [.A11]-[.B11])" office:value-type="string" office:string-value="Корень=-0.213311293025199" calcext:value-type="string">
            <text:p>Корень=-0.2133112930251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 number:grouping="true"/>
    </number:number-style>
    <number:number-style style:name="N121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4:00:44.003053225</meta:creation-date>
    <dc:date>2022-11-07T14:44:00.218633032</dc:date>
    <meta:editing-duration>PT43M20S</meta:editing-duration>
    <meta:editing-cycles>3</meta:editing-cycles>
    <meta:generator>LibreOffice/7.4.1.2$Linux_X86_64 LibreOffice_project/40$Build-2</meta:generator>
    <meta:document-statistic meta:table-count="3" meta:cell-count="108" meta:object-count="0"/>
  </office:meta>
</office:document-meta>
</file>